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liberation serif" svg:font-family="'liberation serif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0pt" officeooo:rsid="00114e8d" officeooo:paragraph-rsid="00114e8d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20pt" officeooo:rsid="0013b2a4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officeooo:rsid="0013b2a4" officeooo:paragraph-rsid="0013b2a4" style:font-size-asian="20pt" style:font-size-complex="20pt"/>
    </style:style>
    <style:style style:name="P4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gata</text:p>
      <text:p text:style-name="P3">Hałas</text:p>
      <text:p text:style-name="P2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ohit Hindi1" svg:font-family="'Lohit Hindi'"/>
    <style:font-face style:name="liberation serif" svg:font-family="'liberation serif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.5cm" fo:page-height="14.801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zegorz Bartman</meta:initial-creator>
    <meta:creation-date>2014-05-15T15:18:22</meta:creation-date>
    <dc:date>2016-05-20T10:57:00.932000000</dc:date>
    <meta:editing-duration>PT45M25S</meta:editing-duration>
    <meta:editing-cycles>13</meta:editing-cycles>
    <meta:generator>LibreOffice/5.0.1.2$Windows_x86 LibreOffice_project/81898c9f5c0d43f3473ba111d7b351050be20261</meta:generator>
    <meta:print-date>2016-05-20T09:46:00.565000000</meta:print-date>
    <meta:document-statistic meta:table-count="0" meta:image-count="0" meta:object-count="0" meta:page-count="1" meta:paragraph-count="2" meta:word-count="2" meta:character-count="10" meta:non-whitespace-character-count="10"/>
  </office:meta>
</office:document-meta>
</file>